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3355" officeooo:paragraph-rsid="001e3355"/>
    </style:style>
    <style:style style:name="P2" style:family="paragraph" style:parent-style-name="Standard">
      <style:text-properties fo:font-size="11pt" officeooo:rsid="001e47f4" officeooo:paragraph-rsid="001e47f4" style:font-size-asian="11pt" style:font-size-complex="11pt"/>
    </style:style>
    <style:style style:name="P3" style:family="paragraph" style:parent-style-name="Standard">
      <style:text-properties fo:font-size="11pt" officeooo:rsid="001e47f4" officeooo:paragraph-rsid="001e5cda" style:font-size-asian="11pt" style:font-size-complex="11pt"/>
    </style:style>
    <style:style style:name="P4" style:family="paragraph" style:parent-style-name="Standard">
      <style:text-properties fo:font-size="11pt" officeooo:rsid="001e47f4" officeooo:paragraph-rsid="001fe9e0" style:font-size-asian="11pt" style:font-size-complex="11pt"/>
    </style:style>
    <style:style style:name="P5" style:family="paragraph" style:parent-style-name="Standard">
      <style:text-properties fo:font-size="11pt" officeooo:rsid="001e47f4" officeooo:paragraph-rsid="0021dab4" style:font-size-asian="11pt" style:font-size-complex="11pt"/>
    </style:style>
    <style:style style:name="P6" style:family="paragraph" style:parent-style-name="Standard">
      <style:text-properties fo:font-size="11pt" officeooo:rsid="001e47f4" officeooo:paragraph-rsid="0022dfa8" style:font-size-asian="11pt" style:font-size-complex="11pt"/>
    </style:style>
    <style:style style:name="P7" style:family="paragraph" style:parent-style-name="Standard">
      <style:text-properties fo:font-size="11pt" officeooo:rsid="001e47f4" officeooo:paragraph-rsid="00274f3a" style:font-size-asian="11pt" style:font-size-complex="11pt"/>
    </style:style>
    <style:style style:name="P8" style:family="paragraph" style:parent-style-name="Standard">
      <style:text-properties fo:font-size="11pt" officeooo:rsid="001e47f4" officeooo:paragraph-rsid="002a46c0" style:font-size-asian="11pt" style:font-size-complex="11pt"/>
    </style:style>
    <style:style style:name="P9" style:family="paragraph" style:parent-style-name="Standard">
      <style:text-properties fo:font-size="11pt" officeooo:rsid="001e47f4" officeooo:paragraph-rsid="0033c005" style:font-size-asian="11pt" style:font-size-complex="11pt"/>
    </style:style>
    <style:style style:name="P10" style:family="paragraph" style:parent-style-name="Standard">
      <style:text-properties fo:font-size="11pt" officeooo:rsid="001e47f4" officeooo:paragraph-rsid="00358b18" style:font-size-asian="11pt" style:font-size-complex="11pt"/>
    </style:style>
    <style:style style:name="P11" style:family="paragraph" style:parent-style-name="Standard">
      <style:text-properties fo:font-size="11pt" officeooo:rsid="001fe9e0" officeooo:paragraph-rsid="001fe9e0" style:font-size-asian="11pt" style:font-size-complex="11pt"/>
    </style:style>
    <style:style style:name="P12" style:family="paragraph" style:parent-style-name="Standard">
      <style:text-properties fo:font-size="11pt" officeooo:rsid="0023ec82" officeooo:paragraph-rsid="0023ec82" style:font-size-asian="11pt" style:font-size-complex="11pt"/>
    </style:style>
    <style:style style:name="P13" style:family="paragraph" style:parent-style-name="Standard">
      <style:text-properties fo:font-size="11pt" officeooo:rsid="00248354" officeooo:paragraph-rsid="00248354" style:font-size-asian="11pt" style:font-size-complex="11pt"/>
    </style:style>
    <style:style style:name="P14" style:family="paragraph" style:parent-style-name="Standard">
      <style:text-properties fo:font-size="11pt" officeooo:rsid="00287a15" officeooo:paragraph-rsid="00287a15" style:font-size-asian="11pt" style:font-size-complex="11pt"/>
    </style:style>
    <style:style style:name="P15" style:family="paragraph" style:parent-style-name="Standard">
      <style:text-properties fo:font-size="11pt" officeooo:rsid="002a46c0" officeooo:paragraph-rsid="002a46c0" style:font-size-asian="11pt" style:font-size-complex="11pt"/>
    </style:style>
    <style:style style:name="P16" style:family="paragraph" style:parent-style-name="Standard">
      <style:text-properties fo:font-size="11pt" officeooo:rsid="002e4291" officeooo:paragraph-rsid="002e4291" style:font-size-asian="11pt" style:font-size-complex="11pt"/>
    </style:style>
    <style:style style:name="P17" style:family="paragraph" style:parent-style-name="Standard">
      <style:text-properties fo:font-size="11pt" officeooo:rsid="002eab4c" officeooo:paragraph-rsid="002eab4c" style:font-size-asian="11pt" style:font-size-complex="11pt"/>
    </style:style>
    <style:style style:name="P18" style:family="paragraph" style:parent-style-name="Standard">
      <style:text-properties fo:font-size="11pt" officeooo:rsid="002fd2df" officeooo:paragraph-rsid="002fd2df" style:font-size-asian="11pt" style:font-size-complex="11pt"/>
    </style:style>
    <style:style style:name="P19" style:family="paragraph" style:parent-style-name="Standard">
      <style:text-properties fo:font-size="11pt" officeooo:rsid="00303304" officeooo:paragraph-rsid="00303304" style:font-size-asian="11pt" style:font-size-complex="11pt"/>
    </style:style>
    <style:style style:name="P20" style:family="paragraph" style:parent-style-name="Standard">
      <style:text-properties fo:font-size="11pt" officeooo:rsid="00356270" officeooo:paragraph-rsid="00356270" style:font-size-asian="11pt" style:font-size-complex="11pt"/>
    </style:style>
    <style:style style:name="P21" style:family="paragraph" style:parent-style-name="Standard">
      <style:text-properties fo:font-size="11pt" officeooo:rsid="003612f7" officeooo:paragraph-rsid="003612f7" style:font-size-asian="11pt" style:font-size-complex="11pt"/>
    </style:style>
    <style:style style:name="P22" style:family="paragraph" style:parent-style-name="Standard">
      <style:text-properties fo:font-size="11pt" officeooo:rsid="00373983" officeooo:paragraph-rsid="00373983" style:font-size-asian="11pt" style:font-size-complex="11pt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Times New Roman" style:font-name-asian="Andale Sans UI" style:font-name-complex="Tahoma"/>
    </style:style>
    <style:style style:name="T3" style:family="text">
      <style:text-properties style:font-name="Times New Roman" officeooo:rsid="001e5cda" style:font-name-asian="Andale Sans UI" style:font-name-complex="Tahoma"/>
    </style:style>
    <style:style style:name="T4" style:family="text">
      <style:text-properties style:font-name="Times New Roman" officeooo:rsid="001f302c" style:font-name-asian="Andale Sans UI" style:font-name-complex="Tahoma"/>
    </style:style>
    <style:style style:name="T5" style:family="text">
      <style:text-properties style:font-name="Times New Roman" officeooo:rsid="001fe9e0" style:font-name-asian="Andale Sans UI" style:font-name-complex="Tahoma"/>
    </style:style>
    <style:style style:name="T6" style:family="text">
      <style:text-properties style:font-name="Times New Roman" officeooo:rsid="0021dab4" style:font-name-asian="Andale Sans UI" style:font-name-complex="Tahoma"/>
    </style:style>
    <style:style style:name="T7" style:family="text">
      <style:text-properties style:font-name="Times New Roman" officeooo:rsid="002241d5" style:font-name-asian="Andale Sans UI" style:font-name-complex="Tahoma"/>
    </style:style>
    <style:style style:name="T8" style:family="text">
      <style:text-properties style:font-name="Times New Roman" officeooo:rsid="0022dfa8" style:font-name-asian="Andale Sans UI" style:font-name-complex="Tahoma"/>
    </style:style>
    <style:style style:name="T9" style:family="text">
      <style:text-properties style:font-name="Times New Roman" officeooo:rsid="00274f3a" style:font-name-asian="Andale Sans UI" style:font-name-complex="Tahoma"/>
    </style:style>
    <style:style style:name="T10" style:family="text">
      <style:text-properties style:font-name="Times New Roman" officeooo:rsid="002a46c0" style:font-name-asian="Andale Sans UI" style:font-name-complex="Tahoma"/>
    </style:style>
    <style:style style:name="T11" style:family="text">
      <style:text-properties style:font-name="Times New Roman" officeooo:rsid="002b69ad" style:font-name-asian="Andale Sans UI" style:font-name-complex="Tahoma"/>
    </style:style>
    <style:style style:name="T12" style:family="text">
      <style:text-properties style:font-name="Times New Roman" officeooo:rsid="002db59b" style:font-name-asian="Andale Sans UI" style:font-name-complex="Tahoma"/>
    </style:style>
    <style:style style:name="T13" style:family="text">
      <style:text-properties style:font-name="Times New Roman" officeooo:rsid="002e4291" style:font-name-asian="Andale Sans UI" style:font-name-complex="Tahoma"/>
    </style:style>
    <style:style style:name="T14" style:family="text">
      <style:text-properties style:font-name="Times New Roman" officeooo:rsid="00319b5b" style:font-name-asian="Andale Sans UI" style:font-name-complex="Tahoma"/>
    </style:style>
    <style:style style:name="T15" style:family="text">
      <style:text-properties style:font-name="Times New Roman" officeooo:rsid="0033c005" style:font-name-asian="Andale Sans UI" style:font-name-complex="Tahoma"/>
    </style:style>
    <style:style style:name="T16" style:family="text">
      <style:text-properties style:font-name="Times New Roman" officeooo:rsid="00356270" style:font-name-asian="Andale Sans UI" style:font-name-complex="Tahoma"/>
    </style:style>
    <style:style style:name="T17" style:family="text">
      <style:text-properties style:font-name="Times New Roman" officeooo:rsid="00358b18" style:font-name-asian="Andale Sans UI" style:font-name-complex="Tahoma"/>
    </style:style>
    <style:style style:name="T18" style:family="text">
      <style:text-properties officeooo:rsid="0025d52a"/>
    </style:style>
    <style:style style:name="T19" style:family="text">
      <style:text-properties officeooo:rsid="002bb828"/>
    </style:style>
    <style:style style:name="T20" style:family="text">
      <style:text-properties officeooo:rsid="00363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"DDR3 Design Guide". -- Cavium, Rev1. May 2013, June Curtis</text:p>
      <text:p text:style-name="P1"/>
      <text:p text:style-name="P5"><text:span text:style-name="T1">•</text:span><text:span text:style-name="T2"> </text:span><text:span text:style-name="T6">JECEC No. 21C, </text:span><text:a xlink:type="simple" xlink:href="http://www.jedec.org/"><text:span text:style-name="T7">www.jedec.org</text:span></text:a></text:p>
      <text:p text:style-name="P5"/>
      <text:p text:style-name="P2"><text:span text:style-name="T1">•</text:span><text:span text:style-name="T2"> 1.5V or 1.35V</text:span></text:p>
      <text:p text:style-name="P2"/>
      <text:p text:style-name="P2"><text:span text:style-name="T1">•</text:span><text:span text:style-name="T2"> Topologies to connect signals in DIMM:</text:span></text:p>
      <text:p text:style-name="P2"><text:span text:style-name="T2">a) fly-by (</text:span><text:span text:style-name="T4">daisy-chain with </text:span><text:span text:style-name="T2">short or no stubs) – address/command/control/clock signals</text:span></text:p>
      <text:p text:style-name="P3"><text:span text:style-name="T2"><text:tab/>Skew between clock and data/data-strobes.</text:span></text:p>
      <text:p text:style-name="P3"><text:span text:style-name="T2"><text:tab/>Corrected by write and read leveling </text:span><text:span text:style-name="T3">(by software)</text:span></text:p>
      <text:p text:style-name="P2"><text:span text:style-name="T2">b) data and data strobe siganals are connected point-to-point.</text:span></text:p>
      <text:p text:style-name="P21">Fly-by topology is used for UDIMMs. RDIMMs use T-shape topology. <text:span text:style-name="T20">This is implemented inside of DIMMs.</text:span></text:p>
      <text:p text:style-name="P4"/>
      <text:p text:style-name="P4"><text:span text:style-name="T1">•</text:span><text:span text:style-name="T2"> </text:span><text:span text:style-name="T5">Signals, 4 </text:span><text:span text:style-name="T13">Groups:</text:span></text:p>
      <text:p text:style-name="P16">a) Address / Command</text:p>
      <text:p text:style-name="P16">b) Clock</text:p>
      <text:p text:style-name="P16">c) Control</text:p>
      <text:p text:style-name="P16">d) Data / Data Strobe</text:p>
      <text:p text:style-name="P16"/>
      <text:p text:style-name="P17"><text:span text:style-name="T2">Notation:</text:span></text:p>
      <text:p text:style-name="P18"><text:span text:style-name="T2">A[15:0], BA[2:0], CAS#, CS[1:0], RAS#, WE#<text:tab/><text:tab/>-- address + control</text:span></text:p>
      <text:p text:style-name="P18"><text:span text:style-name="T2">DQ<text:tab/><text:tab/><text:tab/><text:tab/>-- data</text:span></text:p>
      <text:p text:style-name="P11"><text:span text:style-name="T2">CK_P <text:s/>/ CK / CK_t<text:tab/><text:tab/>-- positive clock</text:span></text:p>
      <text:p text:style-name="P11"><text:span text:style-name="T2">CK_N / CK# / CK_c<text:tab/><text:tab/>-- negative clock</text:span></text:p>
      <text:p text:style-name="P11"><text:span text:style-name="T2">DQS_P / DQS / DQS_t<text:tab/><text:tab/>-- positive data strobe</text:span></text:p>
      <text:p text:style-name="P11"><text:span text:style-name="T2">DQS_N / DQS# / DQS_c<text:tab/>-- negative data strobe</text:span></text:p>
      <text:p text:style-name="P4"/>
      <text:p text:style-name="P7"><text:span text:style-name="T1">•</text:span><text:span text:style-name="T2"> </text:span><text:span text:style-name="T9">DDR3 chips may be x8 or x16</text:span></text:p>
      <text:p text:style-name="P14"><text:span text:style-name="T9">6</text:span><text:span text:style-name="T2">4-bits (72-bits with ECC </text:span><text:span text:style-name="T12">= Error Correction Code DDR3 chip</text:span><text:span text:style-name="T2">) </text:span><text:span text:style-name="T12">= 8 * x8 chips = 4 * x16 chips</text:span></text:p>
      <text:p text:style-name="P19"><text:span text:style-name="T12">8 </text:span><text:span text:style-name="T2">byte lanes, </text:span><text:span text:style-name="T14">each having 8 DQ signals + data strobes DQS / DQS#</text:span></text:p>
      <text:p text:style-name="P7"><text:span text:style-name="T1"/></text:p>
      <text:p text:style-name="P6"><text:span text:style-name="T1">•</text:span><text:span text:style-name="T2"> </text:span><text:span text:style-name="T8">DDR3 are organized in ranks and DIMMs.</text:span></text:p>
      <text:p text:style-name="P12">Ranks = a collection of DDR3 chips working as a unit and having</text:p>
      <text:p text:style-name="P12"><text:tab/>a) the full data width (e.g. eight x8 DDR3 chips supply 64-bits data, <text:span text:style-name="T19">DIMM with one rank</text:span>)</text:p>
      <text:p text:style-name="P12"><text:tab/>b) the same chip select, address, and control signals.</text:p>
      <text:p text:style-name="P13">DIMM = contain<text:span text:style-name="T18">s 1, 2, or </text:span>4 ranks each.</text:p>
      <text:p text:style-name="P6"/>
      <text:p text:style-name="P8"><text:span text:style-name="T1">•</text:span><text:span text:style-name="T2"> </text:span><text:span text:style-name="T10">DIMM implementations</text:span></text:p>
      <text:p text:style-name="P15"><text:span text:style-name="T2">UDIMM = unregistered</text:span></text:p>
      <text:p text:style-name="P15"><text:span text:style-name="T2">RDIMM = registered </text:span><text:span text:style-name="T11">(contains a register)</text:span></text:p>
      <text:p text:style-name="P8"><text:span text:style-name="T1"/></text:p>
      <text:p text:style-name="P10"><text:span text:style-name="T1">•</text:span><text:span text:style-name="T2"> </text:span><text:span text:style-name="T15">DIMM may contain 1 or more TWSI </text:span><text:span text:style-name="T17">(I2C)</text:span><text:span text:style-name="T15"> devices, such as SPD EEPROM.</text:span></text:p>
      <text:p text:style-name="P10"><text:span text:style-name="T16">3 SPD address lines SA[2:0]</text:span></text:p>
      <text:p text:style-name="P20"><text:span text:style-name="T2">SPD EEPROM address = DIMM-address + 0x50</text:span></text:p>
      <text:p text:style-name="P20"><text:span text:style-name="T2">T-Sensor addrss = DIMM-address + 0x18</text:span></text:p>
      <text:p text:style-name="P20"><text:span text:style-name="T2"/></text:p>
      <text:p text:style-name="P9"/>
      <text:p text:style-name="P9"/>
      <text:p text:style-name="P22"><text:span text:style-name="T1">stopped at p 38.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18S</meta:editing-duration>
    <meta:editing-cycles>32</meta:editing-cycles>
    <meta:generator>LibreOffice/4.2.4.2$Linux_X86_64 LibreOffice_project/420m0$Build-2</meta:generator>
    <dc:date>2014-07-28T14:12:10.948924822</dc:date>
    <meta:document-statistic meta:table-count="0" meta:image-count="0" meta:object-count="0" meta:page-count="2" meta:paragraph-count="37" meta:word-count="286" meta:character-count="1556" meta:non-whitespace-character-count="1294"/>
    <meta:user-defined meta:name="Info 1"/>
    <meta:user-defined meta:name="Info 2"/>
    <meta:user-defined meta:name="Info 3"/>
    <meta:user-defined meta:name="Info 4"/>
  </office:meta>
</office:document-meta>
</file>